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7207" officeooo:paragraph-rsid="00027207"/>
    </style:style>
    <style:style style:name="P2" style:family="paragraph" style:parent-style-name="Standard">
      <style:text-properties style:text-line-through-style="none" style:text-line-through-type="none" officeooo:rsid="00027207" officeooo:paragraph-rsid="00027207"/>
    </style:style>
    <style:style style:name="P3" style:family="paragraph" style:parent-style-name="Standard">
      <style:text-properties style:text-line-through-style="none" style:text-line-through-type="none" officeooo:rsid="000f0fba" officeooo:paragraph-rsid="000f0fba"/>
    </style:style>
    <style:style style:name="P4" style:family="paragraph" style:parent-style-name="Standard">
      <style:text-properties officeooo:rsid="000ec628" officeooo:paragraph-rsid="000ec628"/>
    </style:style>
    <style:style style:name="P5" style:family="paragraph" style:parent-style-name="Standard">
      <style:text-properties officeooo:rsid="00027207" officeooo:paragraph-rsid="00027207"/>
    </style:style>
    <style:style style:name="P6" style:family="paragraph" style:parent-style-name="Standard">
      <style:text-properties officeooo:rsid="001540b9" officeooo:paragraph-rsid="001540b9"/>
    </style:style>
    <style:style style:name="T1" style:family="text">
      <style:text-properties officeooo:rsid="00033cc4"/>
    </style:style>
    <style:style style:name="T2" style:family="text">
      <style:text-properties officeooo:rsid="00043d1d"/>
    </style:style>
    <style:style style:name="T3" style:family="text">
      <style:text-properties officeooo:rsid="000732de"/>
    </style:style>
    <style:style style:name="T4" style:family="text">
      <style:text-properties officeooo:rsid="00086446"/>
    </style:style>
    <style:style style:name="T5" style:family="text">
      <style:text-properties officeooo:rsid="0009cd8e"/>
    </style:style>
    <style:style style:name="T6" style:family="text">
      <style:text-properties officeooo:rsid="001540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0828092 - 18112392</text:p>
      <text:p text:style-name="P1"/>
      <text:p text:style-name="P1">Qu’est-ce que je veux en XSLT :</text:p>
      <text:p text:style-name="P1"/>
      <text:p text:style-name="P1">En gros reproduire en HTML le pdf que ce que j’avais produit pour MATP, mais en plus complexe</text:p>
      <text:p text:style-name="P1"/>
      <text:p text:style-name="P6">Il me reste à encoder les rajouts et à tenter de l’inclure dans le projet python</text:p>
      <text:p text:style-name="P1"/>
      <text:p text:style-name="P1"><text:span text:style-name="T6">Créer un lien avec les images ?</text:span> (mais en méta-données, ce serait pour anticiper leur visualisation)</text:p>
      <text:p text:style-name="P2"/>
      <text:p text:style-name="P3">Indiquer dans l’accueil que je n’ai pas pris en compte la correction de Ségolène + Mon but de l’inclure dans le projet python <text:span text:style-name="T6">+ Le fait que j’ai galéré avec les espac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0T12:28:28.667000000</dc:date>
    <meta:editing-duration>P4DT7H41M20S</meta:editing-duration>
    <meta:editing-cycles>16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6" meta:word-count="92" meta:character-count="489" meta:non-whitespace-character-count="403"/>
  </office:meta>
</office:document-meta>
</file>